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table:number-columns-repeated="2"/>
          <table:table-cell table:style-name="ce14" office:value-type="percentage" office:value="1" calcext:value-type="percentage">
            <text:p>100,00%</text:p>
          </table:table-cell>
          <table:table-cell table:style-name="ce14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table:number-columns-repeated="2"/>
          <table:table-cell office:value-type="percentage" office:value="0.8" calcext:value-type="percentage">
            <text:p>8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office:value-type="percentage" office:value="0.6333" calcext:value-type="percentage">
            <text:p>63,3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table:number-columns-repeated="2"/>
          <table:table-cell office:value-type="percentage" office:value="0.8333" calcext:value-type="percentage">
            <text:p>83,3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percentage" office:value="1" calcext:value-type="percentage">
            <text:p>100,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office:value-type="percentage" office:value="0.9333" calcext:value-type="percentage">
            <text:p>93,3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table:number-columns-repeated="2"/>
          <table:table-cell office:value-type="percentage" office:value="0.4667" calcext:value-type="percentage">
            <text:p>46,67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string" calcext:value-type="string">
            <text:p>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string" calcext:value-type="string">
            <text:p>x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16383"/>
        </table:table-row>
        <table:table-row table:style-name="ro3">
          <table:table-cell table:style-name="ce12"/>
          <table:table-cell table:style-name="ce12" table:formula="of:=SUM([.B111:.B142])" office:value-type="float" office:value="24114" calcext:value-type="float">
            <text:p>24114</text:p>
          </table:table-cell>
          <table:table-cell table:style-name="ce12" table:formula="of:=SUM([.C111:.C142])" office:value-type="float" office:value="0" calcext:value-type="float">
            <text:p>0</text:p>
          </table:table-cell>
          <table:table-cell table:style-name="ce12" table:formula="of:=SUM([.D111:.D142])" office:value-type="float" office:value="0" calcext:value-type="float">
            <text:p>0</text:p>
          </table:table-cell>
          <table:table-cell table:style-name="ce15" table:formula="of:=AVERAGE([.E111:.E142])" office:value-type="percentage" office:value="0.925922222222222" calcext:value-type="percentage">
            <text:p>92,59%</text:p>
          </table:table-cell>
          <table:table-cell table:style-name="ce15" table:formula="of:=AVERAGE([.F111:.F142])" office:value-type="string" office:string-value="" calcext:value-type="error">
            <text:p>#DIV/0!</text:p>
          </table:table-cell>
          <table:table-cell table:style-name="ce15" table:formula="of:=AVERAGE([.G111:.G142])" office:value-type="string" office:string-value="" calcext:value-type="error">
            <text:p>#DIV/0!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5T21:23:51.955412874</dc:date>
    <meta:editing-duration>P1DT1H2M6S</meta:editing-duration>
    <meta:editing-cycles>700</meta:editing-cycles>
    <meta:generator>LibreOffice/7.4.1.2$Linux_X86_64 LibreOffice_project/40$Build-2</meta:generator>
    <meta:document-statistic meta:table-count="2" meta:cell-count="1296" meta:object-count="0"/>
  </office:meta>
</office:document-meta>
</file>